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Heading_20_1">
      <style:paragraph-properties fo:break-before="pag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euersimulation und -visualisierung</text:p>
      <text:p text:style-name="Standard">Kristin Schmidt</text:p>
      <text:p text:style-name="Standard">Sebastian Höffner</text:p>
      <text:p text:style-name="Standard"/>
      <text:p text:style-name="Standard">Parallele Algorithmen mit OpenCL</text:p>
      <text:p text:style-name="Standard">Henning Wenke</text:p>
      <text:p text:style-name="Standard"/>
      <text:p text:style-name="Standard">Universität Osnabrück</text:p>
      <text:p text:style-name="Standard">September 2013</text:p>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Inhalt</text:p>
          </text:index-title>
        </text:index-body>
      </text:table-of-content>
      <text:p text:style-name="Standard"/>
      <text:h text:style-name="P2" text:outline-level="1">Einleitung</text:h>
      <text:p text:style-name="Text_20_body">Im Abschlussprojekt zum Kurs "Aufbau interaktiver 3D-Engines" entwarfen wir ein kleines, an das Brettspiel "Das Verrückte Labyrinth" angelehntes, Computerspiel und setzten dieses mit einer zur Verfügung gestellten 3D-Engine um. Da der Fokus des Kurses natürlich auf der Logik und nicht auf der Darstellung des Spiels lag, bauten wir nur wenige graphische Effekte ein. Einer dieser Effekte war ein sich verändernder, flackernder Fackelschein.</text:p>
      <text:p text:style-name="Text_20_body">Doch einen Fackelschein nur durch Farbwechsel mit einem statischen Model darzustellen war uns nicht genug. Deshalb überlegten wir uns, nun ein wenig mit graphischen Effekten zu arbeiten. Der Kurs "Parallele Algorithmen mit OpenCL" war dafür eine ideale Gelegenheit, da wir eine Fackel bzw. deren Flamme als Partikelsystem beschreiben können und so schönere Effekte erzeugen können. Das Partikelsystem ist deshalb interessant, weil es ideal ist, um parallele Algorithmen anzuwenden.</text:p>
      <text:p text:style-name="Text_20_body">Da wir natürlich nicht nur rote Punkte im Raum oder gar einige Zahlen in der Konsole sehen wollten, sondern ein hübsches Feuer betrachten möchten, mussten wir neben dem Partikelsystem noch eine Visualisierung implementieren. Für die Visualisierung benutzten wir deferred shading mit mehreren Renderpaths, um verschiedene Effekte anzuwenden und die Visualisierung zu verbessern – Es ist also im Hinterkopf zu behalten, dass es in diesem Projekt nicht um physikalische oder chemische Korrektheit von Feuer geht, sondern darum, ein möglichst schönes Feuer auf dem Bildschirm anzeigen zu können.</text:p>
      <text:h text:style-name="Heading_20_2" text:outline-level="2">Schwerpunkte</text:h>
      <text:p text:style-name="Text_20_body">Thema unserer Arbeit ist nicht nur die Simulation, sondern auch die Visualisierung. Für beide Teile müssen wir unterschiedliche Werkzeuge benutzen.</text:p>
      <text:p text:style-name="Text_20_body">Für die Simulation bietet sich OpenCL an. Die vielen einzelnen Partikel können unabhängig voneinander betrachtet werden (zumindest in unserem Fall), was eine parallele Verarbeitung begünstigt. </text:p>
      <text:p text:style-name="Text_20_body">Für die Visualisierung verwenden wir OpenGL. Nicht nur, weil OpenGL und OpenCL beide in der LWJGL implementiert sind, sondern auch, weil sie auf den selben Speicher zugreifen können. Genauer können wir ein OpenCL MemoryObject erzeugen, welches als Ressource ein bereits angelegtes BufferObject des OpenGL Contexts verwendet. Das verringert den Datentransfer zwischen CPU/RAM vom Host (Java-Applikation) und GPU/VRAM vom Client (Graphikkarte), da die Daten nur einmal in den VRAM geladen werden müssen.</text:p>
      <text:h text:style-name="Heading_20_1" text:outline-level="1">Feuer als Partikelsystem</text:h>
      <text:p text:style-name="Text_20_body">"Das Feuer (von althochdeutsch: fiur) bezeichnet die Flammenbildung bei der Verbrennung unter Abgabe von Wärme und Licht. Voraussetzungen für die Entstehung und Aufrechterhaltung eines Feuers sind ein Brennstoff, ein Oxidationsmittel, wie etwa Sauerstoff aus der Luft, sowie die Überschreitung der Zündtemperatur des Brennstoffs."<text:note text:id="ftn0" text:note-class="footnote"><text:note-citation>1</text:note-citation><text:note-body><text:p text:style-name="Footnote">Seite „Feuer“. In: Wikipedia, Die freie Enzyklopädie. Bearbeitungsstand: 10. September 2013, 12:00 UTC. URL: http://de.wikipedia.org/w/index.php?title=Feuer&amp;oldid=122405864 (Abgerufen: 17. September 2013, 15:07 UTC)</text:p></text:note-body></text:note></text:p>
      <text:p text:style-name="Text_20_body">Dies ist nur eine von vielen Definitionen für Feuer. Ursprünglich planten wir, uns an etwas ähnliches zu halten: Ein Brennstoff, der in einem bestimmtem Maße vorhanden ist, eine Zündtemperatur, die überschritten ist, Sauerstoff der die Verbrennung antreibt,... Doch all das abzubilden wäre viel zu physikalisch und entspricht nicht dem, was uns vorschwebte.</text:p>
      <text:p text:style-name="Text_20_body">Deshalb begannen wir mit einem sehr einfachen Modell von Feuer. Unser Feuer besteht aus einer festen Anzahl Partikel (im fertigen Programm 65.536 Partikel) die stetig erneuert werden, also in <text:soft-page-break/>einem bestimmten Startbereich gespawnt werden. Von dort bewegen sie sich "nach oben". Um die Partikel zu beschreiben, stellen wir sie als 7-Tupel dar: 3 Werte für die Position (x, y, z), 3 Werte für die aktuelle "Richtung", 1 Wert für die aktuelle Lebensze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7M35S</meta:editing-duration>
    <meta:editing-cycles>4</meta:editing-cycles>
    <meta:generator>OpenOffice/4.0.0$Win32 OpenOffice.org_project/400m3$Build-9702</meta:generator>
    <dc:date>2013-09-17T19:14:14.35</dc:date>
    <dc:creator>Sebastian Höffner</dc:creator>
    <meta:document-statistic meta:table-count="0" meta:image-count="0" meta:object-count="0" meta:page-count="4" meta:paragraph-count="21" meta:word-count="544" meta:character-count="3908"/>
    <meta:user-defined meta:name="Info 1"/>
    <meta:user-defined meta:name="Info 2"/>
    <meta:user-defined meta:name="Info 3"/>
    <meta:user-defined meta:name="Info 4"/>
  </office:meta>
</office:document-meta>
</file>